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 (w skali roku)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 (dni)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([.D3]*[.$A$2]*10)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([.D4]*[.$A$2]*10)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([.D5]*[.$A$2]*10)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([.D6]*[.$A$2]*10)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([.D7]*[.$A$2]*10)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([.D8]*[.$A$2]*10)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([.D9]*[.$A$2]*10)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([.D10]*[.$A$2]*10)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([.D11]*[.$A$2]*10)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([.D12]*[.$A$2]*10)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([.D13]*[.$A$2]*10)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([.D14]*[.$A$2]*10)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([.D15]*[.$A$2]*10)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([.D16]*[.$A$2]*10)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>
          <table:table-cell table:number-columns-repeated="12"/>
          <table:table-cell office:value-type="string" calcext:value-type="string">
            <text:p>$ Blokuje komórkę </text:p>
          </table:table-cell>
          <table:table-cell table:number-columns-repeated="1011"/>
        </table:table-row>
        <table:table-row table:style-name="ro17">
          <table:table-cell table:number-columns-repeated="3"/>
          <table:table-cell office:value-type="string" office:string-value="10 to ilość dni do czasu okresu rozliczeniowego" calcext:value-type="string">
            <text:p><text:s/>10 to ilość dni do czasu okresu rozliczeniowego </text:p>
          </table:table-cell>
          <table:table-cell table:number-columns-repeated="1020"/>
        </table:table-row>
        <table:table-row table:style-name="ro17" table:number-rows-repeated="104854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54.7375267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50.389884605</dc:date>
    <meta:editing-cycles>13</meta:editing-cycles>
    <meta:editing-duration>P11DT13H51M18S</meta:editing-duration>
    <meta:generator>LibreOffice/6.0.2.1$Linux_X86_64 LibreOffice_project/00m0$Build-1</meta:generator>
    <meta:document-statistic meta:table-count="4" meta:cell-count="17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